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e9b" officeooo:paragraph-rsid="000d7e9b"/>
    </style:style>
    <style:style style:name="T1" style:family="text">
      <style:text-properties officeooo:rsid="000d7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 * *</text:p>
      <text:p text:style-name="Standard">* The pow s u b r o u t i n e c a l c u l a t e s powers o f n a t u r a l b a s e s</text:p>
      <text:p text:style-name="Standard">* and e x p o n e n t s .</text:p>
      <text:p text:style-name="Standard">*</text:p>
      <text:p text:style-name="Standard">* Arguments :</text:p>
      <text:p text:style-name="Standard">*</text:p>
      <text:p text:style-name="Standard">*</text:p>
      <text:p text:style-name="Standard">base = the exponential base</text:p>
      <text:p text:style-name="Standard">*</text:p>
      <text:p text:style-name="Standard">exp = the exponent</text:p>
      <text:p text:style-name="Standard">*</text:p>
      <text:p text:style-name="Standard">* Return value: ’base’ rais<text:span text:style-name="T1">e</text:span>d to the power of ’exp’ .</text:p>
      <text:p text:style-name="Standard">* /</text:p>
      <text:p text:style-name="Standard">in<text:span text:style-name="T1">t</text:span> pow ( int base , int exp ) {</text:p>
      <text:p text:style-name="Standard">int total = 1;</text:p>
      <text:p text:style-name="P1">while (exp &gt; 0)</text:p>
      <text:p text:style-name="P1"><text:tab/>{</text:p>
      <text:p text:style-name="P1"><text:tab/><text:tab/>total = total * base;</text:p>
      <text:p text:style-name="P1"><text:tab/><text:tab/>exp--;</text:p>
      <text:p text:style-name="P1"><text:tab/>}</text:p>
      <text:p text:style-name="P1"/>
      <text:p text:style-name="Standard">return total ;</text:p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4:17:53.730559409</meta:creation-date>
    <dc:date>2021-03-02T14:24:32.419202110</dc:date>
    <meta:editing-duration>PT6M40S</meta:editing-duration>
    <meta:editing-cycles>1</meta:editing-cycles>
    <meta:document-statistic meta:table-count="0" meta:image-count="0" meta:object-count="0" meta:page-count="1" meta:paragraph-count="22" meta:word-count="114" meta:character-count="344" meta:non-whitespace-character-count="247"/>
    <meta:generator>LibreOffice/6.4.6.2$Linux_X86_64 LibreOffice_project/40$Build-2</meta:generator>
  </office:meta>
</office:document-meta>
</file>